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54717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5:47:17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170000" calcext:value-type="float">
            <text:p>1700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9.370518" calcext:value-type="float">
            <text:p>9.370518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079144" calcext:value-type="float">
            <text:p>0.07914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.60978" calcext:value-type="float">
            <text:p>5.6097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.370518" calcext:value-type="float">
            <text:p>9.370518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.712437" calcext:value-type="float">
            <text:p>1.71243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36061" calcext:value-type="float">
            <text:p>0.33606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561353" calcext:value-type="float">
            <text:p>0.561353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148304" calcext:value-type="float">
            <text:p>0.148304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557382" calcext:value-type="float">
            <text:p>0.557382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364773" calcext:value-type="float">
            <text:p>0.364773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543582" calcext:value-type="float">
            <text:p>0.543582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16593" calcext:value-type="float">
            <text:p>0.16593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556351" calcext:value-type="float">
            <text:p>0.556351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.002806" calcext:value-type="float">
            <text:p>0.002806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219587" calcext:value-type="float">
            <text:p>0.21958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-0.058858" calcext:value-type="float">
            <text:p>-0.058858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079364" calcext:value-type="float">
            <text:p>0.079364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700481" calcext:value-type="float">
            <text:p>0.70048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-5.694899" calcext:value-type="float">
            <text:p>-5.69489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2.434525" calcext:value-type="float">
            <text:p>42.43452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78.313103" calcext:value-type="float">
            <text:p>78.31310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-4.26834" calcext:value-type="float">
            <text:p>-4.26834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6.978518" calcext:value-type="float">
            <text:p>6.978518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30.471992" calcext:value-type="float">
            <text:p>30.471992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60.448215" calcext:value-type="float">
            <text:p>60.448215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-19.089224" calcext:value-type="float">
            <text:p>-19.089224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-329.295532" calcext:value-type="float">
            <text:p>-329.295532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-14.947374" calcext:value-type="float">
            <text:p>-14.947374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-22.758236" calcext:value-type="float">
            <text:p>-22.758236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-13.150763" calcext:value-type="float">
            <text:p>-13.150763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3.186928" calcext:value-type="float">
            <text:p>3.186928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84.11956" calcext:value-type="float">
            <text:p>84.11956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-27.822063" calcext:value-type="float">
            <text:p>-27.822063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0.224174" calcext:value-type="float">
            <text:p>0.22417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.613032" calcext:value-type="float">
            <text:p>1.613032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.000019" calcext:value-type="float">
            <text:p>0.000019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.000148" calcext:value-type="float">
            <text:p>0.000148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.000387" calcext:value-type="float">
            <text:p>0.000387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.000599" calcext:value-type="float">
            <text:p>0.000599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.00059" calcext:value-type="float">
            <text:p>0.00059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.00036" calcext:value-type="float">
            <text:p>0.00036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000077" calcext:value-type="float">
            <text:p>0.000077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000326" calcext:value-type="float">
            <text:p>0.000326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000748" calcext:value-type="float">
            <text:p>0.000748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000993" calcext:value-type="float">
            <text:p>0.000993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000914" calcext:value-type="float">
            <text:p>0.000914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000629" calcext:value-type="float">
            <text:p>0.000629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000777" calcext:value-type="float">
            <text:p>0.000777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001408" calcext:value-type="float">
            <text:p>0.001408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002934" calcext:value-type="float">
            <text:p>0.002934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005279" calcext:value-type="float">
            <text:p>0.005279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008438" calcext:value-type="float">
            <text:p>0.008438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011827" calcext:value-type="float">
            <text:p>0.011827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015152" calcext:value-type="float">
            <text:p>0.015152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018628" calcext:value-type="float">
            <text:p>0.018628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022534" calcext:value-type="float">
            <text:p>0.022534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026869" calcext:value-type="float">
            <text:p>0.026869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032805" calcext:value-type="float">
            <text:p>0.032805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040224" calcext:value-type="float">
            <text:p>0.040224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048881" calcext:value-type="float">
            <text:p>0.048881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056987" calcext:value-type="float">
            <text:p>0.056987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064439" calcext:value-type="float">
            <text:p>0.064439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071623" calcext:value-type="float">
            <text:p>0.071623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0.078976" calcext:value-type="float">
            <text:p>0.078976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086105" calcext:value-type="float">
            <text:p>0.086105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091834" calcext:value-type="float">
            <text:p>0.091834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096135" calcext:value-type="float">
            <text:p>0.096135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098284" calcext:value-type="float">
            <text:p>0.098284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098911" calcext:value-type="float">
            <text:p>0.098911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097997" calcext:value-type="float">
            <text:p>0.097997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096586" calcext:value-type="float">
            <text:p>0.096586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095084" calcext:value-type="float">
            <text:p>0.095084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093496" calcext:value-type="float">
            <text:p>0.093496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091886" calcext:value-type="float">
            <text:p>0.091886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090364" calcext:value-type="float">
            <text:p>0.090364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089655" calcext:value-type="float">
            <text:p>0.089655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089765" calcext:value-type="float">
            <text:p>0.089765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091957" calcext:value-type="float">
            <text:p>0.091957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096408" calcext:value-type="float">
            <text:p>0.096408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103242" calcext:value-type="float">
            <text:p>0.103242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112399" calcext:value-type="float">
            <text:p>0.112399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12299" calcext:value-type="float">
            <text:p>0.12299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13531" calcext:value-type="float">
            <text:p>0.13531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148365" calcext:value-type="float">
            <text:p>0.148365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162207" calcext:value-type="float">
            <text:p>0.162207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177254" calcext:value-type="float">
            <text:p>0.177254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19319" calcext:value-type="float">
            <text:p>0.19319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208569" calcext:value-type="float">
            <text:p>0.208569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22143" calcext:value-type="float">
            <text:p>0.22143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231705" calcext:value-type="float">
            <text:p>0.231705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239571" calcext:value-type="float">
            <text:p>0.239571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24615" calcext:value-type="float">
            <text:p>0.24615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251333" calcext:value-type="float">
            <text:p>0.251333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256201" calcext:value-type="float">
            <text:p>0.256201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260582" calcext:value-type="float">
            <text:p>0.260582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262153" calcext:value-type="float">
            <text:p>0.262153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261053" calcext:value-type="float">
            <text:p>0.261053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257404" calcext:value-type="float">
            <text:p>0.257404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253668" calcext:value-type="float">
            <text:p>0.253668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249853" calcext:value-type="float">
            <text:p>0.249853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246079" calcext:value-type="float">
            <text:p>0.246079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242381" calcext:value-type="float">
            <text:p>0.242381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238356" calcext:value-type="float">
            <text:p>0.238356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233688" calcext:value-type="float">
            <text:p>0.233688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228425" calcext:value-type="float">
            <text:p>0.228425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223255" calcext:value-type="float">
            <text:p>0.223255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218426" calcext:value-type="float">
            <text:p>0.218426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214576" calcext:value-type="float">
            <text:p>0.214576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211743" calcext:value-type="float">
            <text:p>0.211743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210146" calcext:value-type="float">
            <text:p>0.210146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209897" calcext:value-type="float">
            <text:p>0.209897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210667" calcext:value-type="float">
            <text:p>0.210667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213253" calcext:value-type="float">
            <text:p>0.213253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217181" calcext:value-type="float">
            <text:p>0.217181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222595" calcext:value-type="float">
            <text:p>0.222595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228812" calcext:value-type="float">
            <text:p>0.228812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235505" calcext:value-type="float">
            <text:p>0.235505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243006" calcext:value-type="float">
            <text:p>0.243006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251066" calcext:value-type="float">
            <text:p>0.251066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260528" calcext:value-type="float">
            <text:p>0.260528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272114" calcext:value-type="float">
            <text:p>0.272114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285744" calcext:value-type="float">
            <text:p>0.285744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300132" calcext:value-type="float">
            <text:p>0.300132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314067" calcext:value-type="float">
            <text:p>0.314067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328429" calcext:value-type="float">
            <text:p>0.328429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344402" calcext:value-type="float">
            <text:p>0.344402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361828" calcext:value-type="float">
            <text:p>0.361828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378517" calcext:value-type="float">
            <text:p>0.378517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393725" calcext:value-type="float">
            <text:p>0.393725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408955" calcext:value-type="float">
            <text:p>0.408955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426111" calcext:value-type="float">
            <text:p>0.426111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44542" calcext:value-type="float">
            <text:p>0.44542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466151" calcext:value-type="float">
            <text:p>0.466151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48771" calcext:value-type="float">
            <text:p>0.48771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510525" calcext:value-type="float">
            <text:p>0.510525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534099" calcext:value-type="float">
            <text:p>0.534099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557561" calcext:value-type="float">
            <text:p>0.557561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579222" calcext:value-type="float">
            <text:p>0.579222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598987" calcext:value-type="float">
            <text:p>0.598987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617935" calcext:value-type="float">
            <text:p>0.617935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637101" calcext:value-type="float">
            <text:p>0.637101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656225" calcext:value-type="float">
            <text:p>0.656225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674973" calcext:value-type="float">
            <text:p>0.674973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693722" calcext:value-type="float">
            <text:p>0.693722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713758" calcext:value-type="float">
            <text:p>0.713758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73521" calcext:value-type="float">
            <text:p>0.73521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755538" calcext:value-type="float">
            <text:p>0.755538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773412" calcext:value-type="float">
            <text:p>0.773412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789307" calcext:value-type="float">
            <text:p>0.789307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805863" calcext:value-type="float">
            <text:p>0.805863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823243" calcext:value-type="float">
            <text:p>0.823243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840064" calcext:value-type="float">
            <text:p>0.840064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855852" calcext:value-type="float">
            <text:p>0.855852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87059" calcext:value-type="float">
            <text:p>0.87059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885136" calcext:value-type="float">
            <text:p>0.885136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899611" calcext:value-type="float">
            <text:p>0.899611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914352" calcext:value-type="float">
            <text:p>0.914352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929345" calcext:value-type="float">
            <text:p>0.929345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942632" calcext:value-type="float">
            <text:p>0.942632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954022" calcext:value-type="float">
            <text:p>0.954022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96301" calcext:value-type="float">
            <text:p>0.96301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971163" calcext:value-type="float">
            <text:p>0.971163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984817" calcext:value-type="float">
            <text:p>0.984817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990866" calcext:value-type="float">
            <text:p>0.990866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995244" calcext:value-type="float">
            <text:p>0.995244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998228" calcext:value-type="float">
            <text:p>0.998228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999419" calcext:value-type="float">
            <text:p>0.999419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999734" calcext:value-type="float">
            <text:p>0.999734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998534" calcext:value-type="float">
            <text:p>0.998534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996601" calcext:value-type="float">
            <text:p>0.996601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993947" calcext:value-type="float">
            <text:p>0.993947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991058" calcext:value-type="float">
            <text:p>0.991058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987106" calcext:value-type="float">
            <text:p>0.987106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981969" calcext:value-type="float">
            <text:p>0.981969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975131" calcext:value-type="float">
            <text:p>0.975131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966618" calcext:value-type="float">
            <text:p>0.966618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956619" calcext:value-type="float">
            <text:p>0.956619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943895" calcext:value-type="float">
            <text:p>0.943895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929249" calcext:value-type="float">
            <text:p>0.929249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913722" calcext:value-type="float">
            <text:p>0.913722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899301" calcext:value-type="float">
            <text:p>0.899301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884617" calcext:value-type="float">
            <text:p>0.884617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867403" calcext:value-type="float">
            <text:p>0.867403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847657" calcext:value-type="float">
            <text:p>0.847657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82763" calcext:value-type="float">
            <text:p>0.82763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808718" calcext:value-type="float">
            <text:p>0.808718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790382" calcext:value-type="float">
            <text:p>0.790382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771716" calcext:value-type="float">
            <text:p>0.771716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75318" calcext:value-type="float">
            <text:p>0.75318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73533" calcext:value-type="float">
            <text:p>0.73533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71766" calcext:value-type="float">
            <text:p>0.71766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698849" calcext:value-type="float">
            <text:p>0.698849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678561" calcext:value-type="float">
            <text:p>0.678561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656646" calcext:value-type="float">
            <text:p>0.656646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633963" calcext:value-type="float">
            <text:p>0.633963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612126" calcext:value-type="float">
            <text:p>0.612126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592066" calcext:value-type="float">
            <text:p>0.592066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572743" calcext:value-type="float">
            <text:p>0.572743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551953" calcext:value-type="float">
            <text:p>0.551953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529626" calcext:value-type="float">
            <text:p>0.529626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507124" calcext:value-type="float">
            <text:p>0.507124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485228" calcext:value-type="float">
            <text:p>0.485228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464533" calcext:value-type="float">
            <text:p>0.464533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444716" calcext:value-type="float">
            <text:p>0.444716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423891" calcext:value-type="float">
            <text:p>0.423891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401046" calcext:value-type="float">
            <text:p>0.401046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376764" calcext:value-type="float">
            <text:p>0.376764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353139" calcext:value-type="float">
            <text:p>0.353139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331041" calcext:value-type="float">
            <text:p>0.331041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310726" calcext:value-type="float">
            <text:p>0.310726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291637" calcext:value-type="float">
            <text:p>0.291637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272217" calcext:value-type="float">
            <text:p>0.272217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251625" calcext:value-type="float">
            <text:p>0.251625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232415" calcext:value-type="float">
            <text:p>0.232415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215515" calcext:value-type="float">
            <text:p>0.215515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200413" calcext:value-type="float">
            <text:p>0.200413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184669" calcext:value-type="float">
            <text:p>0.184669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16909" calcext:value-type="float">
            <text:p>0.16909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154741" calcext:value-type="float">
            <text:p>0.154741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141936" calcext:value-type="float">
            <text:p>0.141936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130135" calcext:value-type="float">
            <text:p>0.130135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118842" calcext:value-type="float">
            <text:p>0.118842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108094" calcext:value-type="float">
            <text:p>0.108094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097641" calcext:value-type="float">
            <text:p>0.097641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0881" calcext:value-type="float">
            <text:p>0.0881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079252" calcext:value-type="float">
            <text:p>0.079252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071456" calcext:value-type="float">
            <text:p>0.071456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064102" calcext:value-type="float">
            <text:p>0.064102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058039" calcext:value-type="float">
            <text:p>0.058039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053288" calcext:value-type="float">
            <text:p>0.053288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049652" calcext:value-type="float">
            <text:p>0.049652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046156" calcext:value-type="float">
            <text:p>0.046156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042353" calcext:value-type="float">
            <text:p>0.042353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038278" calcext:value-type="float">
            <text:p>0.038278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034224" calcext:value-type="float">
            <text:p>0.034224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030897" calcext:value-type="float">
            <text:p>0.030897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028373" calcext:value-type="float">
            <text:p>0.028373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026189" calcext:value-type="float">
            <text:p>0.026189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023694" calcext:value-type="float">
            <text:p>0.023694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021626" calcext:value-type="float">
            <text:p>0.021626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020336" calcext:value-type="float">
            <text:p>0.020336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019376" calcext:value-type="float">
            <text:p>0.019376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017908" calcext:value-type="float">
            <text:p>0.017908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016209" calcext:value-type="float">
            <text:p>0.016209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014901" calcext:value-type="float">
            <text:p>0.014901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014093" calcext:value-type="float">
            <text:p>0.014093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013433" calcext:value-type="float">
            <text:p>0.013433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012875" calcext:value-type="float">
            <text:p>0.012875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012603" calcext:value-type="float">
            <text:p>0.012603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012432" calcext:value-type="float">
            <text:p>0.012432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011804" calcext:value-type="float">
            <text:p>0.011804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010706" calcext:value-type="float">
            <text:p>0.010706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009926" calcext:value-type="float">
            <text:p>0.009926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0099" calcext:value-type="float">
            <text:p>0.0099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010491" calcext:value-type="float">
            <text:p>0.010491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011087" calcext:value-type="float">
            <text:p>0.011087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010734" calcext:value-type="float">
            <text:p>0.010734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009409" calcext:value-type="float">
            <text:p>0.009409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007994" calcext:value-type="float">
            <text:p>0.007994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007496" calcext:value-type="float">
            <text:p>0.007496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007405" calcext:value-type="float">
            <text:p>0.007405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00678" calcext:value-type="float">
            <text:p>0.00678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005401" calcext:value-type="float">
            <text:p>0.005401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003733" calcext:value-type="float">
            <text:p>0.003733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002732" calcext:value-type="float">
            <text:p>0.002732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002899" calcext:value-type="float">
            <text:p>0.002899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003775" calcext:value-type="float">
            <text:p>0.003775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004227" calcext:value-type="float">
            <text:p>0.004227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00443" calcext:value-type="float">
            <text:p>0.00443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005222" calcext:value-type="float">
            <text:p>0.005222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005979" calcext:value-type="float">
            <text:p>0.005979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005501" calcext:value-type="float">
            <text:p>0.005501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004136" calcext:value-type="float">
            <text:p>0.004136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003394" calcext:value-type="float">
            <text:p>0.003394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003886" calcext:value-type="float">
            <text:p>0.003886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004848" calcext:value-type="float">
            <text:p>0.004848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005411" calcext:value-type="float">
            <text:p>0.005411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00537" calcext:value-type="float">
            <text:p>0.00537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004801" calcext:value-type="float">
            <text:p>0.004801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003934" calcext:value-type="float">
            <text:p>0.003934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003283" calcext:value-type="float">
            <text:p>0.003283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003179" calcext:value-type="float">
            <text:p>0.003179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00345" calcext:value-type="float">
            <text:p>0.00345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003602" calcext:value-type="float">
            <text:p>0.003602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003465" calcext:value-type="float">
            <text:p>0.003465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003439" calcext:value-type="float">
            <text:p>0.003439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003781" calcext:value-type="float">
            <text:p>0.003781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004337" calcext:value-type="float">
            <text:p>0.004337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004806" calcext:value-type="float">
            <text:p>0.004806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005077" calcext:value-type="float">
            <text:p>0.005077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005242" calcext:value-type="float">
            <text:p>0.005242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005494" calcext:value-type="float">
            <text:p>0.005494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006056" calcext:value-type="float">
            <text:p>0.006056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006971" calcext:value-type="float">
            <text:p>0.006971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007731" calcext:value-type="float">
            <text:p>0.007731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007809" calcext:value-type="float">
            <text:p>0.007809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007236" calcext:value-type="float">
            <text:p>0.007236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006553" calcext:value-type="float">
            <text:p>0.006553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006224" calcext:value-type="float">
            <text:p>0.006224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006128" calcext:value-type="float">
            <text:p>0.006128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005747" calcext:value-type="float">
            <text:p>0.005747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004793" calcext:value-type="float">
            <text:p>0.004793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00363" calcext:value-type="float">
            <text:p>0.00363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002835" calcext:value-type="float">
            <text:p>0.002835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003547" calcext:value-type="float">
            <text:p>0.003547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005707" calcext:value-type="float">
            <text:p>0.005707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008035" calcext:value-type="float">
            <text:p>0.008035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009347" calcext:value-type="float">
            <text:p>0.009347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009077" calcext:value-type="float">
            <text:p>0.009077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08266" calcext:value-type="float">
            <text:p>0.008266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07791" calcext:value-type="float">
            <text:p>0.007791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07879" calcext:value-type="float">
            <text:p>0.007879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07691" calcext:value-type="float">
            <text:p>0.007691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0675" calcext:value-type="float">
            <text:p>0.00675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05806" calcext:value-type="float">
            <text:p>0.005806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05718" calcext:value-type="float">
            <text:p>0.005718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06325" calcext:value-type="float">
            <text:p>0.006325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07038" calcext:value-type="float">
            <text:p>0.007038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08174" calcext:value-type="float">
            <text:p>0.008174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09091" calcext:value-type="float">
            <text:p>0.009091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0886" calcext:value-type="float">
            <text:p>0.00886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07581" calcext:value-type="float">
            <text:p>0.007581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06207" calcext:value-type="float">
            <text:p>0.006207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05574" calcext:value-type="float">
            <text:p>0.005574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05311" calcext:value-type="float">
            <text:p>0.005311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05399" calcext:value-type="float">
            <text:p>0.005399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05794" calcext:value-type="float">
            <text:p>0.005794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06133" calcext:value-type="float">
            <text:p>0.006133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06129" calcext:value-type="float">
            <text:p>0.006129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05573" calcext:value-type="float">
            <text:p>0.005573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04712" calcext:value-type="float">
            <text:p>0.004712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03388" calcext:value-type="float">
            <text:p>0.003388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02705" calcext:value-type="float">
            <text:p>0.002705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03724" calcext:value-type="float">
            <text:p>0.003724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04827" calcext:value-type="float">
            <text:p>0.004827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04149" calcext:value-type="float">
            <text:p>0.004149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02224" calcext:value-type="float">
            <text:p>0.002224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01147" calcext:value-type="float">
            <text:p>0.001147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01217" calcext:value-type="float">
            <text:p>0.001217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01061" calcext:value-type="float">
            <text:p>0.001061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00881" calcext:value-type="float">
            <text:p>0.000881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01053" calcext:value-type="float">
            <text:p>0.001053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01058" calcext:value-type="float">
            <text:p>0.001058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00619" calcext:value-type="float">
            <text:p>0.000619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00136" calcext:value-type="float">
            <text:p>0.000136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00102" calcext:value-type="float">
            <text:p>0.000102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00322" calcext:value-type="float">
            <text:p>0.000322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00415" calcext:value-type="float">
            <text:p>0.000415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00487" calcext:value-type="float">
            <text:p>0.000487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01125" calcext:value-type="float">
            <text:p>0.001125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02042" calcext:value-type="float">
            <text:p>0.002042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0246" calcext:value-type="float">
            <text:p>0.00246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02382" calcext:value-type="float">
            <text:p>0.002382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02581" calcext:value-type="float">
            <text:p>0.002581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03426" calcext:value-type="float">
            <text:p>0.003426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04067" calcext:value-type="float">
            <text:p>0.004067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03355" calcext:value-type="float">
            <text:p>0.003355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02021" calcext:value-type="float">
            <text:p>0.002021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00925" calcext:value-type="float">
            <text:p>0.000925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00652" calcext:value-type="float">
            <text:p>0.000652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00554" calcext:value-type="float">
            <text:p>0.000554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00229" calcext:value-type="float">
            <text:p>0.000229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00182" calcext:value-type="float">
            <text:p>0.000182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0105" calcext:value-type="float">
            <text:p>0.00105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01959" calcext:value-type="float">
            <text:p>0.001959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02166" calcext:value-type="float">
            <text:p>0.002166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01447" calcext:value-type="float">
            <text:p>0.001447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00711" calcext:value-type="float">
            <text:p>0.000711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01992" calcext:value-type="float">
            <text:p>0.001992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03899" calcext:value-type="float">
            <text:p>0.003899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04617" calcext:value-type="float">
            <text:p>0.004617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01982" calcext:value-type="float">
            <text:p>0.001982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01846" calcext:value-type="float">
            <text:p>0.001846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0211" calcext:value-type="float">
            <text:p>0.00211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02152" calcext:value-type="float">
            <text:p>0.002152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01903" calcext:value-type="float">
            <text:p>0.001903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01597" calcext:value-type="float">
            <text:p>0.001597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02317" calcext:value-type="float">
            <text:p>0.002317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03292" calcext:value-type="float">
            <text:p>0.003292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03251" calcext:value-type="float">
            <text:p>0.003251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02035" calcext:value-type="float">
            <text:p>0.002035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00565" calcext:value-type="float">
            <text:p>0.000565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00508" calcext:value-type="float">
            <text:p>0.000508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00924" calcext:value-type="float">
            <text:p>0.000924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1013" calcext:value-type="float">
            <text:p>0.001013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1622" calcext:value-type="float">
            <text:p>0.001622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319" calcext:value-type="float">
            <text:p>0.00319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3788" calcext:value-type="float">
            <text:p>0.003788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2769" calcext:value-type="float">
            <text:p>0.002769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35:46.399740498</dc:date>
    <meta:editing-duration>PT14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